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400000164AABF32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justify" style:justify-single-word="false"/>
    </style:style>
    <style:style style:name="P4" style:family="paragraph" style:parent-style-name="Title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2">
      <style:paragraph-properties fo:line-height="150%"/>
    </style:style>
    <style:style style:name="P7" style:family="paragraph" style:parent-style-name="Standard" style:list-style-name="L1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3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 style:list-style-name="L4">
      <style:paragraph-properties fo:line-height="150%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line-height="150%"/>
    </style:style>
    <style:style style:name="P12" style:family="paragraph" style:parent-style-name="Standard" style:list-style-name="L2">
      <style:paragraph-properties fo:line-height="150%"/>
    </style:style>
    <style:style style:name="P13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rintdemo - 2008-11-28</text:h>
      <text:h text:style-name="Heading_20_2" text:outline-level="2">Analys</text:h>
      <text:list text:style-name="L1">
        <text:list-item>
          <text:p text:style-name="P7">Skiss över tolkning av arkitektur och förslag på uttökning =&gt; refactoring</text:p>
        </text:list-item>
        <text:list-item>
          <text:p text:style-name="P7">Förslag på paketindelning</text:p>
        </text:list-item>
        <text:list-item>
          <text:p text:style-name="P7">Förslag på projektkonfiguration med Maven – projekt och moduler</text:p>
        </text:list-item>
        <text:list-item>
          <text:p text:style-name="P7">Exempel på konfiguration för generering av site och rapporter</text:p>
        </text:list-item>
        <text:list-item>
          <text:p text:style-name="P7">Start på dokument med förslag på tänkbara sökningar</text:p>
        </text:list-item>
        <text:list-item>
          <text:p text:style-name="P7">Start på dokument med utredning av triple stores.</text:p>
        </text:list-item>
      </text:list>
      <text:h text:style-name="Heading_20_2" text:outline-level="2">Implementation</text:h>
      <text:list text:style-name="L1">
        <text:list-item text:start-value="1">
          <text:p text:style-name="P7">Ändrat trådhantering av anslutningar till ServiceApplication</text:p>
        </text:list-item>
      </text:list>
      <text:list text:style-name="L2">
        <text:list-item>
          <text:p text:style-name="P8">Lagt till test av av borttagning av entry från feed genom Gdata deleted och FeedSync</text:p>
        </text:list-item>
      </text:list>
      <text:list text:style-name="L1">
        <text:list-item text:start-value="1">
          <text:p text:style-name="P11">Uttökat test av rinfo-service ServiceApplication med för ping till ServiceApplication ger hämtning av RDF från feed</text:p>
        </text:list-item>
        <text:list-item>
          <text:p text:style-name="P7">Lagt till lyssnare för anslutning och uppdateringar till repository gm ServiceApplication</text:p>
        </text:list-item>
      </text:list>
      <text:list text:style-name="L3">
        <text:list-item>
          <text:p text:style-name="P9">Testimplementation av SPARQL endpoint som Restlet</text:p>
        </text:list-item>
      </text:list>
      <text:list text:style-name="L2">
        <text:list-item text:start-value="1">
          <text:p text:style-name="P8">Testimplementation av SPARQL endpoint som uttökning av Sesame http server</text:p>
        </text:list-item>
        <text:list-item>
          <text:p text:style-name="P12">Start på implementation för prestandatestning</text:p>
        </text:list-item>
      </text:list>
      <text:h text:style-name="P6" text:outline-level="2">Retrospektiv</text:h>
      <text:list text:style-name="L1">
        <text:list-item text:start-value="1">
          <text:p text:style-name="P7">Spretiga mål – insamling av data, lagring av dokument + metadata, uppdatering till rinfo-service, lagring av metadata, exponering av meta som SPARQL endpoint</text:p>
        </text:list-item>
        <text:list-item>
          <text:p text:style-name="P7">Prestandatestning av SPARQL endpoint med olika triple stores och backends skulle kanske göras innan driftsättning av Sesame – för att begränsa möjliga (hypotetiska) situationer</text:p>
        </text:list-item>
        <text:list-item>
          <text:p text:style-name="P7">Bra diskussioner om målen med rinfo</text:p>
        </text:list-item>
      </text:list>
      <text:h text:style-name="P6" text:outline-level="2">Förslag på fortsättning</text:h>
      <text:list text:style-name="L4">
        <text:list-item text:start-value="1">
          <text:p text:style-name="P10">Slutför utredning av alternativ för driftsättning av Sesame</text:p>
        </text:list-item>
        <text:list-item>
          <text:p text:style-name="P10">Implementera SPARQL endpoint för valt alternativ</text:p>
        </text:list-item>
        <text:list-item>
          <text:p text:style-name="P10">Prestandatestning av SPARQL endpoint med olika triple stores och backends</text:p>
        </text:list-item>
        <text:list-item>
          <text:p text:style-name="P10">Välj bästa triple store och backend</text:p>
        </text:list-item>
        <text:list-item>
          <text:p text:style-name="P10">Flytta in implementation i laboratory till rinfo-service</text:p>
        </text:list-item>
        <text:list-item>
          <text:p text:style-name="P10">Uppdatera rinfo-service efter refactoring av NL</text:p>
        </text:list-item>
        <text:list-item>
          <text:p text:style-name="P10">Härda rinfo-service – uppdatering via feed, SPARQL endpoint</text:p>
        </text:list-item>
        <text:list-item>
          <text:p text:style-name="P10">Utveckla fler anslutningspunkter för rinfo-service – rdata</text:p>
        </text:list-item>
      </text:list>
      <text:h text:style-name="Heading_20_2" text:outline-level="2">Beslutad fortsättning</text:h>
      <text:list text:style-name="L4">
        <text:list-item text:start-value="1">
          <text:p text:style-name="P10">MS: Ställ fråga på Sesame forum om rekommendation för att driftsätta sesame.war read-only publikt, men internt kunna göra uppdateringar</text:p>
        </text:list-item>
        <text:list-item>
          <text:p text:style-name="P10">MS: skapa script för deploy av sesame.war + automatisk konfiguration av repository, förberedelse för script till staging</text:p>
        </text:list-item>
        <text:list-item>
          <text:p text:style-name="P10">MS: uppdatera rinfo-service efter tidigare refactoring av NL</text:p>
        </text:list-item>
        <text:list-item>
          <text:p text:style-name="P10"><text:soft-page-break/>NL: rinfo-main pingar rinfo-service</text:p>
        </text:list-item>
        <text:list-item>
          <text:p text:style-name="P10">NL: script för sesame+ service deploy</text:p>
        </text:list-item>
        <text:list-item>
          <text:p text:style-name="P10">MS: Ändra konf av Tomcat i staging till att använda port 8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Tahoma2" svg:font-family="Tahoma"/>
    <style:font-face style:name="Courier New1" svg:font-family="'Courier New'" style:font-family-generic="modern"/>
    <style:font-face style:name="MS Mincho1" svg:font-family="'MS Mincho', 'ＭＳ 明朝'" style:font-family-generic="modern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1" svg:font-family="'Lucida Sans Unicode'" style:font-family-generic="swiss" style:font-pitch="variable"/>
    <style:font-face style:name="MetaMedium-Roman" svg:font-family="MetaMedium-Roman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style:use-window-font-color="true" style:font-name="Arial1" fo:font-size="9pt" fo:language="sv" fo:country="SE" style:font-name-asian="Lucida Sans Unicode1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font-size="9pt" style:font-size-asian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indent="0cm" style:auto-text-indent="false" fo:keep-with-next="always"/>
      <style:text-properties style:font-name="Arial1" fo:font-size="12pt" style:font-name-asian="MS Mincho1" style:font-size-asian="12pt" style:font-name-complex="Tahoma" style:font-size-complex="16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23cm" fo:margin-bottom="0.212cm" fo:keep-with-next="always"/>
      <style:text-properties style:font-name="Arial1" fo:font-size="10pt" fo:font-weight="bold" style:font-name-asian="MS Mincho1" style:font-size-asian="10pt" style:font-name-complex="Tahoma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ize-complex="14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style-complex="italic" style:font-weight-complex="bold"/>
    </style:style>
    <style:style style:name="Heading_20_5" style:display-name="Heading 5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9pt" style:font-name-asian="MS Mincho1" style:font-size-asian="9pt" style:font-name-complex="Tahoma" style:font-weight-complex="bold"/>
    </style:style>
    <style:style style:name="Heading_20_6" style:display-name="Heading 6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8" style:display-name="Heading 8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Heading_20_9" style:display-name="Heading 9" style:family="paragraph" style:parent-style-name="Standard" style:next-style-name="Text_20_body" style:class="text">
      <style:paragraph-properties fo:margin-top="0.423cm" fo:margin-bottom="0.212cm" fo:keep-with-next="always"/>
      <style:text-properties style:font-name="MetaMedium-Roman" fo:font-size="9pt" style:font-name-asian="MS Mincho1" style:font-size-asian="9pt" style:font-name-complex="Tahoma" style:font-size-complex="10.5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701cm" style:type="right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Table" style:family="paragraph" style:parent-style-name="Standard" style:class="extra">
      <style:paragraph-properties fo:margin-top="0cm" fo:margin-bottom="0.106cm"/>
    </style:style>
    <style:style style:name="Addressee" style:family="paragraph" style:parent-style-name="Standard" style:class="extra">
      <style:paragraph-properties style:line-height-at-least="0.388cm" fo:text-align="justify" style:justify-single-word="false" fo:orphans="2" fo:widows="2" fo:hyphenation-ladder-count="no-limit"/>
      <style:text-properties style:font-name="MetaMedium-Roman" fo:letter-spacing="-0.009cm" style:font-name-asian="Times New Roman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Standard" style:next-style-name="Subtitle" style:class="chapter">
      <style:paragraph-properties fo:margin-top="0.423cm" fo:margin-bottom="0.106cm" fo:line-height="150%" fo:text-align="center" style:justify-single-word="false"/>
      <style:text-properties style:font-name="Arial1" fo:font-size="14pt" style:letter-kerning="true" style:font-size-asian="14pt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ell_20_rubrik" style:display-name="Tabell rubrik" style:family="paragraph" style:parent-style-name="Title">
      <style:paragraph-properties fo:text-align="start" style:justify-single-word="false"/>
      <style:text-properties style:font-name="Arial2" fo:font-size="9pt" fo:font-weight="bold" style:font-size-asian="9pt" style:font-weight-asian="bold"/>
    </style:style>
    <style:style style:name="Referens" style:family="paragraph" style:parent-style-name="Standard">
      <style:text-properties style:font-name="Arial1"/>
    </style:style>
    <style:style style:name="Tabell_20_data_20_vänster" style:display-name="Tabell data vänster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Tabell_20_data_20_centrerad" style:display-name="Tabell data centrerad" style:family="paragraph" style:parent-style-name="Tabell_20_data_20_vänster">
      <style:paragraph-properties fo:text-align="center" style:justify-single-word="false"/>
    </style:style>
    <style:style style:name="Tabell_20_data_20_höger" style:display-name="Tabell data höger" style:family="paragraph" style:parent-style-name="Standard">
      <style:paragraph-properties fo:text-align="end" style:justify-single-word="false"/>
      <style:text-properties style:font-name="Arial1" fo:font-size="9pt" style:font-size-asian="9pt" style:font-size-complex="8pt"/>
    </style:style>
    <style:style style:name="Tabell_20_data_20_markerad" style:display-name="Tabell data markerad" style:family="paragraph" style:parent-style-name="Standard">
      <style:paragraph-properties fo:text-align="center" style:justify-single-word="false"/>
      <style:text-properties style:font-name="Arial1"/>
    </style:style>
    <style:style style:name="Kod" style:family="paragraph" style:parent-style-name="Standard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7.999cm"/>
          <style:tab-stop style:position="8.5cm"/>
          <style:tab-stop style:position="8.999cm"/>
          <style:tab-stop style:position="9.5cm"/>
          <style:tab-stop style:position="9.999cm"/>
          <style:tab-stop style:position="10.5cm"/>
          <style:tab-stop style:position="11cm"/>
          <style:tab-stop style:position="11.501cm"/>
          <style:tab-stop style:position="12cm"/>
          <style:tab-stop style:position="12.501cm"/>
          <style:tab-stop style:position="13cm"/>
          <style:tab-stop style:position="13.501cm"/>
          <style:tab-stop style:position="14cm"/>
          <style:tab-stop style:position="14.499cm"/>
          <style:tab-stop style:position="15cm"/>
          <style:tab-stop style:position="15.499cm"/>
          <style:tab-stop style:position="16cm"/>
          <style:tab-stop style:position="16.499cm"/>
          <style:tab-stop style:position="17cm"/>
        </style:tab-stops>
      </style:paragraph-properties>
      <style:text-properties style:font-name="Courier New1" fo:font-size="10pt" fo:font-weight="normal" style:font-size-asian="10pt" style:font-weight-asian="normal"/>
    </style:style>
    <style:style style:name="WW-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Arial1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style:font-name="Arial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849cm" style:type="center"/>
          <style:tab-stop style:position="17.699cm" style:type="right"/>
        </style:tab-stops>
      </style:paragraph-properties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Standardstycketeckensnitt" style:family="text"/>
    <style:style style:name="WW8Num13z0" style:family="text">
      <style:text-properties style:font-name="Symbol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2" style:family="table">
      <style:table-properties style:width="17.771cm" table:align="left" style:writing-mode="lr-tb"/>
    </style:style>
    <style:style style:name="Tabell2.A" style:family="table-column">
      <style:table-column-properties style:column-width="4.565cm"/>
    </style:style>
    <style:style style:name="Tabell2.B" style:family="table-column">
      <style:table-column-properties style:column-width="8.622cm"/>
    </style:style>
    <style:style style:name="Tabell2.C" style:family="table-column">
      <style:table-column-properties style:column-width="4.584cm"/>
    </style:style>
    <style:style style:name="Tabell2.1" style:family="table-row">
      <style:table-row-properties style:min-row-height="2.244cm"/>
    </style:style>
    <style:style style:name="Tabell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ell2.C1.1" style:family="table-row">
      <style:table-row-properties style:min-row-height="1.122cm"/>
    </style:style>
    <style:style style:name="Tabell2.C1.1.1" style:family="table-cell">
      <style:table-cell-properties style:vertical-align="middle" fo:padding-left="0.191cm" fo:padding-right="0.191cm" fo:padding-top="0cm" fo:padding-bottom="0cm" fo:border="0.002cm solid #000000"/>
    </style:style>
    <style:style style:name="Tabell2.C1.1.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l1" style:family="table">
      <style:table-properties style:width="17.754cm" table:align="left" style:writing-mode="lr-tb"/>
    </style:style>
    <style:style style:name="Tabell1.A" style:family="table-column">
      <style:table-column-properties style:column-width="17.754cm"/>
    </style:style>
    <style:style style:name="Tabell1.1" style:family="table-row">
      <style:table-row-properties style:min-row-height="1cm"/>
    </style:style>
    <style:style style:name="Tabell1.A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Title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justify" style:justify-single-word="false"/>
    </style:style>
    <style:style style:name="T1" style:family="text">
      <style:text-properties style:font-name="MetaMedium-Roman"/>
    </style:style>
    <style:style style:name="T2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1.27cm" fo:margin-left="2cm" fo:margin-right="1.3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246cm" fo:margin-left="0cm" fo:margin-right="0cm" fo:margin-bottom="2.746cm" style:dynamic-spacing="true"/>
      </style:header-style>
      <style:footer-style>
        <style:header-footer-properties fo:min-height="0.73cm" fo:margin-left="0cm" fo:margin-right="0cm" fo:margin-top="0.23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2" table:style-name="Tabell2">
          <table:table-column table:style-name="Tabell2.A"/>
          <table:table-column table:style-name="Tabell2.B"/>
          <table:table-column table:style-name="Tabell2.C"/>
          <table:table-header-rows>
            <table:table-row table:style-name="Tabell2.1">
              <table:table-cell table:style-name="Tabell2.A1" office:value-type="string">
                <text:p text:style-name="P1"><draw:frame draw:style-name="fr1" draw:name="Grafik1" text:anchor-type="as-char" svg:width="4.3cm" svg:height="1.997cm" draw:z-index="1"><draw:image xlink:href="Pictures/10000000000002F400000164AABF3235.png" xlink:type="simple" xlink:show="embed" xlink:actuate="onLoad"/></draw:frame></text:p>
              </table:table-cell>
              <table:table-cell table:style-name="Tabell2.A1" office:value-type="string">
                <text:p text:style-name="P2">Rättsinformationsprojektet</text:p>
                <text:p text:style-name="P3">Sprintdemo 2008-11-28</text:p>
              </table:table-cell>
              <table:table-cell>
                <table:table table:is-sub-table="true">
                  <table:table-column table:style-name="Tabell2.C"/>
                  <table:table-row table:style-name="Tabell2.C1.1">
                    <table:table-cell table:style-name="Tabell2.C1.1.1" office:value-type="string">
                      <text:p text:style-name="Tabell_20_data_20_markerad">Reviderat: 2008-11-28</text:p>
                    </table:table-cell>
                  </table:table-row>
                  <table:table-row table:style-name="Tabell2.C1.1">
                    <table:table-cell table:style-name="Tabell2.C1.1.2" office:value-type="string">
                      <text:p text:style-name="P4">Sida <text:page-number text:select-page="current">2</text:page-number>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able:table table:name="Tabell1" table:style-name="Tabell1">
          <table:table-column table:style-name="Tabell1.A"/>
          <table:table-header-rows>
            <table:table-row table:style-name="Tabell1.1">
              <table:table-cell table:style-name="Tabell1.A1" office:value-type="string">
                <text:p text:style-name="Footer">Curalia AB <text:s/>| <text:s/>+46 (0) 8-410 064 40 <text:s/>| <text:span text:style-name="T1"><text:s/></text:span>info@curalia.se <text:s/>| <text:s/>Västmannagatan 15, SE - 111 24 Stockholm <text:s/>| <text:s/><text:a xlink:type="simple" xlink:href="http://www.curalia.se/"><text:span text:style-name="Internet_20_link">www.curalia.se</text:span></text:a> <text:s/></text:p>
                <text:p text:style-name="Footer"/>
              </table:table-cell>
            </table:table-row>
          </table:table-header-rows>
        </table:table>
        <text:p text:style-name="Footer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tin Björkman</meta:initial-creator>
    <meta:creation-date>2007-09-06T15:07:17</meta:creation-date>
    <dc:creator>Martin Sherwood</dc:creator>
    <dc:date>2008-11-28T16:48:15</dc:date>
    <dc:language>en-US</dc:language>
    <meta:editing-cycles>56</meta:editing-cycles>
    <meta:editing-duration>PT4H7M58S</meta:editing-duration>
    <meta:template xlink:type="simple" xlink:actuate="onRequest" xlink:href="../../../.openoffice.org2/user/template/Curalia.ott" xlink:title="Curalia" meta:date="2007-09-06T15:07:17"/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42" meta:word-count="335" meta:character-count="2381"/>
  </office:meta>
</office:document-meta>
</file>